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1118a4" officeooo:paragraph-rsid="001118a4"/>
    </style:style>
    <style:style style:name="P2" style:family="paragraph" style:parent-style-name="Standard">
      <style:text-properties officeooo:rsid="001118a4" officeooo:paragraph-rsid="001118a4"/>
    </style:style>
    <style:style style:name="P3" style:family="paragraph" style:parent-style-name="Standard">
      <style:text-properties officeooo:rsid="001118a4" officeooo:paragraph-rsid="001191b9"/>
    </style:style>
    <style:style style:name="P4" style:family="paragraph" style:parent-style-name="Standard">
      <style:text-properties officeooo:rsid="001191b9" officeooo:paragraph-rsid="001191b9"/>
    </style:style>
    <style:style style:name="P5" style:family="paragraph" style:parent-style-name="Standard">
      <style:text-properties fo:color="#000000" loext:opacity="100%" officeooo:rsid="001191b9" officeooo:paragraph-rsid="001191b9"/>
    </style:style>
    <style:style style:name="P6" style:family="paragraph" style:parent-style-name="Standard">
      <style:text-properties fo:color="#000000" loext:opacity="100%" officeooo:rsid="001191b9" officeooo:paragraph-rsid="0011c453"/>
    </style:style>
    <style:style style:name="P7" style:family="paragraph" style:parent-style-name="Standard">
      <style:text-properties fo:color="#000000" loext:opacity="100%" officeooo:rsid="001191b9" officeooo:paragraph-rsid="00136b19"/>
    </style:style>
    <style:style style:name="P8" style:family="paragraph" style:parent-style-name="Standard">
      <style:text-properties fo:color="#000000" loext:opacity="100%" officeooo:rsid="0011c453" officeooo:paragraph-rsid="0011c453"/>
    </style:style>
    <style:style style:name="P9" style:family="paragraph" style:parent-style-name="Standard">
      <style:text-properties fo:color="#000000" loext:opacity="100%" officeooo:rsid="0011c453" officeooo:paragraph-rsid="001909f1"/>
    </style:style>
    <style:style style:name="P10" style:family="paragraph" style:parent-style-name="Standard">
      <style:text-properties fo:color="#000000" loext:opacity="100%" officeooo:rsid="0011c453" officeooo:paragraph-rsid="0019b2f6"/>
    </style:style>
    <style:style style:name="P11" style:family="paragraph" style:parent-style-name="Standard">
      <style:text-properties officeooo:rsid="00136b19" officeooo:paragraph-rsid="00136b19"/>
    </style:style>
    <style:style style:name="T1" style:family="text">
      <style:text-properties fo:font-variant="normal" fo:text-transform="none" style:font-name="Söhne Mono" fo:font-size="10.5pt" fo:letter-spacing="normal" fo:font-style="normal" fo:font-weight="normal"/>
    </style:style>
    <style:style style:name="T2" style:family="text">
      <style:text-properties fo:font-variant="normal" fo:text-transform="none" style:font-name="Söhne Mono" fo:font-size="10.5pt" fo:letter-spacing="normal" fo:font-style="normal" fo:font-weight="normal" officeooo:rsid="0011c453"/>
    </style:style>
    <style:style style:name="T3" style:family="text">
      <style:text-properties fo:font-variant="normal" fo:text-transform="none" style:font-name="Söhne Mono" fo:font-size="10.5pt" fo:letter-spacing="normal" fo:font-style="normal" fo:font-weight="normal" officeooo:rsid="00136b19"/>
    </style:style>
    <style:style style:name="T4" style:family="text">
      <style:text-properties fo:font-variant="normal" fo:text-transform="none" style:font-name="Söhne Mono" fo:font-size="10.5pt" fo:letter-spacing="normal" fo:font-style="normal" fo:font-weight="normal" officeooo:rsid="0015fc18"/>
    </style:style>
    <style:style style:name="T5" style:family="text">
      <style:text-properties fo:font-variant="normal" fo:text-transform="none" style:font-name="Söhne Mono" fo:font-size="10.5pt" fo:letter-spacing="normal" fo:font-style="normal" fo:font-weight="normal" officeooo:rsid="00171f2c"/>
    </style:style>
    <style:style style:name="T6" style:family="text">
      <style:text-properties fo:font-variant="normal" fo:text-transform="none" style:font-name="Söhne Mono" fo:font-size="10.5pt" fo:letter-spacing="normal" fo:font-style="normal" fo:font-weight="normal" officeooo:rsid="001909f1"/>
    </style:style>
    <style:style style:name="T7" style:family="text">
      <style:text-properties fo:font-variant="normal" fo:text-transform="none" style:font-name="Söhne Mono" fo:font-size="10.5pt" fo:letter-spacing="normal" fo:font-style="normal" fo:font-weight="normal" officeooo:rsid="0019b2f6"/>
    </style:style>
    <style:style style:name="T8" style:family="text">
      <style:text-properties fo:font-variant="normal" fo:text-transform="none" style:font-name="Söhne Mono" fo:font-size="10.5pt" fo:letter-spacing="normal" fo:language="es" fo:country="ES" fo:font-style="normal" fo:font-weight="normal"/>
    </style:style>
    <style:style style:name="T9" style:family="text">
      <style:text-properties officeooo:rsid="001191b9"/>
    </style:style>
    <style:style style:name="T10" style:family="text">
      <style:text-properties officeooo:rsid="00136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</text:p>
      <text:p text:style-name="P1"><text:tab/><text:span text:style-name="T10">NOMBRE</text:span></text:p>
      <text:p text:style-name="P3"><text:tab/><text:tab/>(num1) Leer el primer número </text:p>
      <text:p text:style-name="P3"><text:tab/><text:tab/>(num2) Leer el segundo número</text:p>
      <text:p text:style-name="P3"><text:tab/><text:span text:style-name="T10">ALGORITMO</text:span></text:p>
      <text:p text:style-name="P11"><text:tab/><text:tab/>Pedir el primer número (num1)</text:p>
      <text:p text:style-name="P11"><text:tab/><text:tab/>Pedir el segundo número (num2)</text:p>
      <text:p text:style-name="P1"><text:tab/><text:tab/>Mientras que num1 y num2 sea mayor que 0</text:p>
      <text:p text:style-name="P1"><text:tab/><text:tab/>Si num1 %(divisor) <text:span text:style-name="T9">num2</text:span>, entonces</text:p>
      <text:p text:style-name="P1"><text:tab/><text:tab/>Mostrar "El primer número es múltiplo del segundo."</text:p>
      <text:p text:style-name="P1"><text:tab/><text:tab/>Si<text:span text:style-name="T10"> no</text:span>,</text:p>
      <text:p text:style-name="P1"><text:tab/><text:tab/>Mostrar "El primer número NO es múltiplo del segundo."</text:p>
      <text:p text:style-name="P1"><text:tab/><text:tab/>Fin</text:p>
      <text:p text:style-name="P1"/>
      <text:p text:style-name="P4">EJERCICIO2</text:p>
      <text:p text:style-name="P4"><text:tab/><text:span text:style-name="T10">NOMBRE</text:span></text:p>
      <text:p text:style-name="P6"><text:tab/><text:tab/><text:span text:style-name="T1">(contador) Crear la </text:span><text:span text:style-name="T8">primera</text:span><text:span text:style-name="T1"> variable </text:span></text:p>
      <text:p text:style-name="P6"><text:span text:style-name="T1"><text:tab/><text:tab/>(almacén) Crear otra variable que sirve para almacenar </text:span></text:p>
      <text:p text:style-name="P7"><text:span text:style-name="T1"><text:tab/></text:span><text:span text:style-name="T3">ALGORITMO</text:span><text:span text:style-name="T1"><text:tab/></text:span></text:p>
      <text:p text:style-name="P7"><text:span text:style-name="T1"><text:tab/><text:tab/>Mientras que el número </text:span><text:span text:style-name="T2">(</text:span><text:span text:style-name="T1">almacén</text:span><text:span text:style-name="T2">)</text:span><text:span text:style-name="T1"> sea </text:span><text:span text:style-name="T2">menor o igual que 100 sigue ejecutando</text:span></text:p>
      <text:p text:style-name="P5"><text:span text:style-name="T2"><text:tab/><text:tab/>Imprime la variable (almacén)</text:span></text:p>
      <text:p text:style-name="P5"><text:span text:style-name="T2"><text:tab/><text:tab/>Sigue imprimiendo la variable (almacén) mientras se suma de dos en dos<text:tab/></text:span></text:p>
      <text:p text:style-name="P5"><text:span text:style-name="T2"><text:tab/><text:tab/>Fin</text:span></text:p>
      <text:p text:style-name="P8"><text:span text:style-name="T1">EJERCICIO3</text:span></text:p>
      <text:p text:style-name="P8"><text:span text:style-name="T1"><text:tab/></text:span><text:span text:style-name="T3">NOMBRE</text:span></text:p>
      <text:p text:style-name="P8"><text:span text:style-name="T1"><text:tab/><text:tab/></text:span><text:span text:style-name="T3">(</text:span><text:span text:style-name="T7">valor1</text:span><text:span text:style-name="T3">) </text:span><text:span text:style-name="T5">valor 0</text:span></text:p>
      <text:p text:style-name="P8"><text:span text:style-name="T3"><text:tab/><text:tab/></text:span><text:span text:style-name="T4">(suma) Crear la variable</text:span></text:p>
      <text:p text:style-name="P8"><text:span text:style-name="T4"><text:tab/><text:tab/></text:span><text:span text:style-name="T5">(</text:span><text:span text:style-name="T7">acumulador</text:span><text:span text:style-name="T5">) </text:span></text:p>
      <text:p text:style-name="P8"><text:span text:style-name="T3"><text:tab/>ALGORITMO</text:span></text:p>
      <text:p text:style-name="P9"><text:span text:style-name="T3"><text:tab/><text:tab/></text:span><text:span text:style-name="T5">mientras num1 sea menor que 100</text:span><text:span text:style-name="T6"> </text:span></text:p>
      <text:p text:style-name="P10"><text:span text:style-name="T6"><text:tab/><text:tab/><text:tab/></text:span><text:span text:style-name="T7">valor 1 a valor 1</text:span><text:span text:style-name="T6"> </text:span></text:p>
      <text:p text:style-name="P10"><text:span text:style-name="T6"><text:tab/><text:tab/><text:tab/></text:span><text:span text:style-name="T7">guarda el resultado en el acumulador</text:span></text:p>
      <text:p text:style-name="P8"><text:span text:style-name="T4"><text:tab/><text:tab/><text:tab/></text:span><text:span text:style-name="T7">valor</text:span><text:span text:style-name="T6"> + </text:span></text:p>
      <text:p text:style-name="P8"><text:span text:style-name="T4"><text:tab/><text:tab/><text:tab/>guarda el resultado en suma</text:span><text:span text:style-name="T5">torio</text:span></text:p>
      <text:p text:style-name="P8"><text:span text:style-name="T4"><text:tab/><text:tab/><text:tab/>dime los divisores de suma</text:span></text:p>
      <text:p text:style-name="P8"><text:span text:style-name="T4"><text:tab/><text:tab/></text:span></text:p>
      <text:p text:style-name="P8"><text:span text:style-name="T4"><text:tab/><text:tab/></text:span></text:p>
      <text:p text:style-name="P8"><text:span text:style-name="T3"><text:tab/><text:tab/></text:span></text:p>
      <text:p text:style-name="P8"><text:span text:style-name="T3"><text:tab/><text:tab/></text:span></text:p>
      <text:p text:style-name="P8"><text:span text:style-name="T3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39" meta:word-count="143" meta:character-count="926" meta:non-whitespace-character-count="737"/>
  </office:meta>
</office:document-meta>
</file>